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adornments="Regular"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Marginalia">
      <style:paragraph-properties fo:margin-left="0cm" fo:margin-right="0cm" fo:text-indent="0cm" style:auto-text-indent="false">
        <style:tab-stops>
          <style:tab-stop style:position="8.52cm" style:type="center"/>
        </style:tab-stops>
      </style:paragraph-properties>
    </style:style>
    <style:style style:name="P2" style:family="paragraph" style:parent-style-name="Standard">
      <style:text-properties officeooo:rsid="001d94ab" officeooo:paragraph-rsid="001d94ab"/>
    </style:style>
    <style:style style:name="P3" style:family="paragraph" style:parent-style-name="Text_20_body">
      <style:text-properties officeooo:rsid="001f07ba"/>
    </style:style>
    <style:style style:name="P4" style:family="paragraph" style:parent-style-name="Text_20_body">
      <style:text-properties officeooo:rsid="001f07ba" officeooo:paragraph-rsid="00226a53"/>
    </style:style>
    <style:style style:name="P5" style:family="paragraph" style:parent-style-name="Text_20_body">
      <style:text-properties officeooo:rsid="001f07ba" officeooo:paragraph-rsid="0023d07b"/>
    </style:style>
    <style:style style:name="P6" style:family="paragraph" style:parent-style-name="Text_20_body">
      <style:text-properties officeooo:rsid="001f07ba" officeooo:paragraph-rsid="0024de2c"/>
    </style:style>
    <style:style style:name="P7" style:family="paragraph" style:parent-style-name="Text_20_body">
      <style:text-properties officeooo:paragraph-rsid="0024de2c"/>
    </style:style>
    <style:style style:name="P8" style:family="paragraph" style:parent-style-name="Heading_20_1">
      <style:text-properties officeooo:rsid="001d94ab"/>
    </style:style>
    <style:style style:name="P9" style:family="paragraph" style:parent-style-name="Heading_20_2">
      <style:text-properties officeooo:rsid="001f07ba"/>
    </style:style>
    <style:style style:name="P10" style:family="paragraph" style:parent-style-name="Heading_20_2">
      <style:text-properties officeooo:paragraph-rsid="0023d07b"/>
    </style:style>
    <style:style style:name="P11" style:family="paragraph" style:parent-style-name="Marginalia">
      <style:paragraph-properties fo:margin-left="0cm" fo:margin-right="0cm" fo:text-align="start" style:justify-single-word="false" fo:text-indent="0cm" style:auto-text-indent="false">
        <style:tab-stops>
          <style:tab-stop style:position="17.013cm" style:type="right"/>
        </style:tab-stops>
      </style:paragraph-properties>
      <style:text-properties officeooo:rsid="001d94ab"/>
    </style:style>
    <style:style style:name="T1" style:family="text">
      <style:text-properties officeooo:rsid="00226a53"/>
    </style:style>
    <style:style style:name="T2" style:family="text">
      <style:text-properties officeooo:rsid="0023d07b"/>
    </style:style>
    <style:style style:name="T3" style:family="text">
      <style:text-properties officeooo:rsid="00246b71"/>
    </style:style>
    <style:style style:name="T4" style:family="text">
      <style:text-properties officeooo:rsid="00247531"/>
    </style:style>
    <style:style style:name="T5" style:family="text">
      <style:text-properties officeooo:rsid="0024de2c"/>
    </style:style>
    <style:style style:name="T6" style:family="text">
      <style:text-properties officeooo:rsid="002537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Project 3 Report</text:h>
      <text:p text:style-name="P2"/>
      <text:h text:style-name="P9" text:outline-level="2">Implementation</text:h>
      <text:p text:style-name="P3">Documentation read :</text:p>
      <text:p text:style-name="P7"><text:span text:style-name="T1">At first we mainly used the recommended </text:span><text:a xlink:type="simple" xlink:href="http://www.pjrc.com/tech/8051/ide/fat32.html"><text:span text:style-name="T1">FAT for microcontrollers</text:span></text:a><text:span text:style-name="T1"> as starting point. <text:s/>It has the advantage to be clear and not too hard to a first.</text:span></text:p>
      <text:p text:style-name="P7"><text:span text:style-name="T2">Then fuse.sourceforge.net had really good hints. It synthetized what functions had to do </text:span><text:span text:style-name="T5">and gave really good hints about how to implemet them. </text:span></text:p>
      <text:p text:style-name="P4"><text:span text:style-name="T1">What </text:span><text:span text:style-name="T2">documentation </text:span><text:span text:style-name="T1">clearly missed :</text:span></text:p>
      <text:p text:style-name="P4"><text:span text:style-name="T1">We really had troubles to find out what is the use of </text:span><text:span text:style-name="T5">the struct stat. </text:span><text:span text:style-name="T1">None of us was used to look for informations or documentation in the man. This is mainly because this class is the first that has so concrete C project. Thus we just rely on the IDE's link resolution to find source code </text:span><text:span text:style-name="T5">and deduce specification, and it's not very readable. </text:span><text:span text:style-name="T6">Googleing struct stat gave really poor results...</text:span></text:p>
      <text:p text:style-name="P5"><text:span text:style-name="T2">Other comprehension problems :</text:span></text:p>
      <text:p text:style-name="P5"><text:span text:style-name="T4">W</text:span><text:span text:style-name="T2">e didn't know </text:span><text:span text:style-name="T4">fat32 file system at all. In parallel, we had lectures on other, more general, file systems. It was hard not to mess up the different system that we were learning at the same time.</text:span></text:p>
      <text:h text:style-name="P9" text:outline-level="2">Testing our Project</text:h>
      <text:p text:style-name="P3">What methods we used to test :</text:p>
      <text:p text:style-name="P6"><text:span text:style-name="T5">The first step was to open the testfs.fat file in a hex editor to compare the values read by the program with their entries in the file. This helped to discover that values were written in little endian instead of big endian.</text:span></text:p>
      <text:p text:style-name="P6"><text:span text:style-name="T5"/></text:p>
      <text:h text:style-name="P10" text:outline-level="2"><text:span text:style-name="T2">Conclusion</text:span></text:h>
      <text:p text:style-name="P5"><text:span text:style-name="T2">Despite all troubles and the heavy workload, it is fun to implement our own file system ! The fuse library, once understood, </text:span><text:span text:style-name="T3">provides a very powerful interfa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Ubuntu" svg:font-family="Ubuntu" style:font-adornments="Regular"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Ubuntu"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Ubuntu" fo:font-size="16pt" fo:font-style="normal"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style:page-number="auto"/>
      <style:text-properties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0cm" fo:margin-right="0cm" fo:margin-top="0cm" fo:margin-bottom="0cm" style:contextual-spacing="false" fo:text-indent="0cm" style:auto-text-indent="false"/>
      <style:text-properties style:font-name="Ubuntu Light" fo:font-size="10pt" fo:font-weight="250"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Marginalia">
      <style:paragraph-properties fo:margin-left="0cm" fo:margin-right="0cm" fo:text-align="start" style:justify-single-word="false" fo:text-indent="0cm" style:auto-text-indent="false">
        <style:tab-stops>
          <style:tab-stop style:position="17.013cm" style:type="right"/>
        </style:tab-stops>
      </style:paragraph-properties>
      <style:text-properties officeooo:rsid="001d94ab"/>
    </style:style>
    <style:style style:name="MP2" style:family="paragraph" style:parent-style-name="Marginalia">
      <style:paragraph-properties fo:margin-left="0cm" fo:margin-right="0cm" fo:text-indent="0cm" style:auto-text-indent="false">
        <style:tab-stops>
          <style:tab-stop style:position="8.52cm" style:type="center"/>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peration Systems<text:tab/>Valérian Pittet, Roger Vion, Pascal Cudré<text:tab/><text:tab/></text:p>
      </style:header>
      <style:footer>
        <text:p text:style-name="MP2"><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meta:initial-creator>
    <meta:creation-date>2013-05-24T17:13:33</meta:creation-date>
    <meta:generator>LibreOffice/3.6$Linux_X86_64 LibreOffice_project/360m1$Build-2</meta:generator>
    <dc:date>2013-05-24T23:37:46</dc:date>
    <dc:creator>Valérian </dc:creator>
    <meta:editing-duration>PT29M36S</meta:editing-duration>
    <meta:editing-cycles>10</meta:editing-cycles>
    <meta:document-statistic meta:table-count="0" meta:image-count="0" meta:object-count="0" meta:page-count="1" meta:paragraph-count="16" meta:word-count="264" meta:character-count="1504" meta:non-whitespace-character-count="1250"/>
  </office:meta>
</office:document-meta>
</file>